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27.22mm"/>
    </style:style>
    <style:style style:name="co7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53mm" fo:break-before="auto" style:use-optimal-row-height="false"/>
    </style:style>
    <style:style style:name="ro3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9.26mm" fo:break-before="auto" style:use-optimal-row-height="false"/>
    </style:style>
    <style:style style:name="ro5" style:family="table-row">
      <style:table-row-properties style:row-height="10.58mm" fo:break-before="auto" style:use-optimal-row-height="false"/>
    </style:style>
    <style:style style:name="ro6" style:family="table-row">
      <style:table-row-properties style:row-height="11.91mm" fo:break-before="auto" style:use-optimal-row-height="false"/>
    </style:style>
    <style:style style:name="ro7" style:family="table-row">
      <style:table-row-properties style:row-height="12.1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6.61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3">
          <table:table-cell table:number-columns-repeated="18"/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Advantages of using vap instr instead of SEW 8 instructions when data is of 2-bit wide (Vl = 16)</text:p>
          </table:table-cell>
          <table:covered-table-cell table:number-columns-repeated="5"/>
          <table:table-cell table:number-columns-repeated="3"/>
          <table:table-cell office:value-type="string" calcext:value-type="string" table:number-columns-spanned="6" table:number-rows-spanned="1">
            <text:p>split add, load ans store time. Alu processing delay for 2, 4, 8, 16, 32. <text:s/>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tasks: vlsid – </text:p>
          </table:table-cell>
          <table:table-cell office:value-type="string" calcext:value-type="string">
            <text:p>Combine normal and vector instructions and show the advantage of forwarding (CPI).</text:p>
          </table:table-cell>
          <table:table-cell table:number-columns-repeated="5"/>
          <table:table-cell office:value-type="string" calcext:value-type="string">
            <text:p>wednesday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Diagrams: Coprocessor, ALU, Multiplication (SBM)</text:p>
          </table:table-cell>
          <table:table-cell table:number-columns-repeated="5"/>
          <table:table-cell office:value-type="string" calcext:value-type="string">
            <text:p>Thursday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DD operations</text:p>
          </table:table-cell>
          <table:table-cell table:number-columns-repeated="2"/>
          <table:table-cell office:value-type="string" calcext:value-type="string">
            <text:p>MUL operation</text:p>
          </table:table-cell>
          <table:table-cell table:number-columns-repeated="2"/>
          <table:table-cell office:value-type="string" calcext:value-type="string">
            <text:p>DOT Operation</text:p>
          </table:table-cell>
          <table:table-cell table:number-columns-repeated="2"/>
          <table:table-cell office:value-type="string" calcext:value-type="string">
            <text:p>vaddvarp, vsubvarp, vdotvarp, vmulvarp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VAP – 2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Specifications of the Coprocessor – 32x32 (dot product) flow diagram and 2x2 diagram. Bit widths it supports and the instructions we support (time taken for each instruction). CPU time for running the test bench. <text:s/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AP – 4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Start writing it in the paper (By Friday), methodology. 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SEW <text:s/>- 8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2"/>
          <table:table-cell office:value-type="string" calcext:value-type="string">
            <text:p>Separate out the ALUvarp module. Run it with a testbench. Diagram with inp and out ports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SEW <text:s/>- 16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number-columns-repeated="2"/>
          <table:table-cell office:value-type="string" calcext:value-type="string">
            <text:p>Next week</text:p>
          </table:table-cell>
          <table:table-cell table:number-columns-repeated="7"/>
        </table:table-row>
        <table:table-row table:style-name="ro7">
          <table:table-cell table:number-columns-repeated="10"/>
          <table:table-cell office:value-type="string" calcext:value-type="string">
            <text:p>Calculating the normal and vector paralelly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3x3, 32x32 and for 128x128, 512x512, 1024x1024 and image net sizes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8">
          <table:table-cell/>
          <table:table-cell table:style-name="ce1" office:value-type="string" calcext:value-type="string" table:number-columns-spanned="6" table:number-rows-spanned="1">
            <text:p>Advantages of using vap instr instead of SEW 8 instructions when data is of 4-bit wide <text:s/>(Vl = 16)</text:p>
          </table:table-cell>
          <table:covered-table-cell table:number-columns-repeated="5"/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8">
          <table:table-cell office:value-type="string" calcext:value-type="string">
            <text:p>VAP – 4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10"/>
        </table:table-row>
        <table:table-row table:style-name="ro8">
          <table:table-cell office:value-type="string" calcext:value-type="string">
            <text:p>SEW <text:s/>- 8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SEW <text:s/>- 16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number-columns-repeated="10"/>
        </table:table-row>
        <table:table-row table:style-name="ro10">
          <table:table-cell office:value-type="string" calcext:value-type="string">
            <text:p>SEW – 32</text:p>
          </table:table-cell>
          <table:table-cell office:value-type="float" office:value="323" calcext:value-type="float">
            <text:p>323</text:p>
          </table:table-cell>
          <table:table-cell table:number-columns-repeated="2"/>
          <table:table-cell office:value-type="float" office:value="355" calcext:value-type="float">
            <text:p>355</text:p>
          </table:table-cell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30">00/00/0000</text:date>, <text:time style:data-style-name="N2" text:time-value="15:14:03.381795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6T09:54:26.226050782</meta:creation-date>
    <meta:generator>LibreOffice/5.1.6.2$Linux_X86_64 LibreOffice_project/10m0$Build-2</meta:generator>
    <dc:date>2021-11-30T16:45:04.864908449</dc:date>
    <meta:editing-duration>PT2H18M6S</meta:editing-duration>
    <meta:editing-cycles>27</meta:editing-cycles>
    <meta:document-statistic meta:table-count="1" meta:cell-count="50" meta:object-count="0"/>
  </office:meta>
</office:document-meta>
</file>